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gr2" style:family="graphic" style:parent-style-name="standard">
      <style:graphic-properties draw:marker-start="Arrowheads_20_1" draw:marker-start-width="0.3cm" draw:marker-end="Arrowheads_20_2" draw:marker-end-width="0.3cm" draw:textarea-vertical-align="middle" loext:decorative="false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co1" style:family="table-column">
      <style:table-column-properties style:column-width="9.963cm" style:use-optimal-column-width="false"/>
    </style:style>
    <style:style style:name="co2" style:family="table-column">
      <style:table-column-properties style:column-width="9.962cm" style:use-optimal-column-width="false"/>
    </style:style>
    <style:style style:name="co3" style:family="table-column">
      <style:table-column-properties style:column-width="10.159cm" style:use-optimal-column-width="false"/>
    </style:style>
    <style:style style:name="co4" style:family="table-column">
      <style:table-column-properties style:column-width="10.161cm" style:use-optimal-column-width="false"/>
    </style:style>
    <style:style style:name="ro1" style:family="table-row">
      <style:table-row-properties style:row-height="13.277cm" style:use-optimal-row-height="false"/>
    </style:style>
    <style:style style:name="ro2" style:family="table-row">
      <style:table-row-properties style:row-height="13.275cm" style:use-optimal-row-height="false"/>
    </style:style>
    <style:style style:name="ro3" style:family="table-row">
      <style:table-row-properties style:row-height="26.35cm" style:use-optimal-row-height="false"/>
    </style:style>
    <style:style style:name="ce1" style:family="table-cell">
      <loext:graphic-properties draw:textarea-horizontal-align="left" draw:textarea-vertical-align="top"/>
      <style:paragraph-properties fo:text-align="center"/>
    </style:style>
    <style:style style:name="ce2" style:family="table-cell">
      <loext:graphic-properties draw:textarea-horizontal-align="left" draw:textarea-vertical-align="top"/>
      <style:paragraph-properties fo:text-align="center"/>
      <style:text-properties fo:font-size="40pt" style:font-size-asian="40pt" style:font-size-complex="40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style:paragraph-properties fo:text-align="center"/>
      <style:text-properties fo:font-size="16pt" style:font-size-asian="12pt" style:font-size-complex="12pt"/>
    </style:style>
    <style:style style:name="P9" style:family="paragraph">
      <loext:graphic-properties draw:fill="none" draw:fill-color="#ffffff"/>
      <style:paragraph-properties fo:text-align="center"/>
      <style:text-properties fo:font-size="16pt" fo:font-style="italic" style:font-size-asian="12pt" style:font-style-asian="italic" style:font-size-complex="12pt" style:font-style-complex="italic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9.924cm" svg:height="26.551cm" svg:x="0.765cm" svg:y="0.68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1">S1</text:span></text:p>
              </table:table-cell>
              <table:table-cell>
                <text:p text:style-name="P1"><text:span text:style-name="T1">S2</text:span></text:p>
              </table:table-cell>
            </table:table-row>
            <table:table-row table:style-name="ro2">
              <table:table-cell table:style-name="ce1">
                <text:p text:style-name="P1"><text:span text:style-name="T1">S3</text:span></text:p>
              </table:table-cell>
              <table:table-cell table:style-name="ce2">
                <text:p text:style-name="P2">S4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2" draw:text-style-name="P3" draw:layer="layout" svg:x1="0cm" svg:y1="8.937cm" svg:x2="0.813cm" svg:y2="8.937cm">
          <text:p/>
        </draw:line>
        <draw:line draw:style-name="gr3" draw:text-style-name="P4" draw:layer="layout" svg:x1="5.712cm" svg:y1="0.682cm" svg:x2="5.712cm" svg:y2="14.017cm">
          <text:p/>
        </draw:line>
        <draw:line draw:style-name="gr3" draw:text-style-name="P4" draw:layer="layout" svg:x1="0.762cm" svg:y1="11.245cm" svg:x2="5.712cm" svg:y2="11.245cm">
          <text:p/>
        </draw:line>
        <draw:frame draw:style-name="gr4" draw:text-style-name="P5" draw:layer="layout" svg:width="2.232cm" svg:height="1.28cm" svg:x="2.087cm" svg:y="5.662cm">
          <draw:text-box>
            <text:p><text:span text:style-name="T2">Logos</text:span></text:p>
          </draw:text-box>
        </draw:frame>
        <draw:frame draw:style-name="gr5" draw:text-style-name="P7" draw:layer="layout" svg:width="3.493cm" svg:height="1.673cm" svg:x="1.517cm" svg:y="11.785cm">
          <draw:text-box>
            <text:p text:style-name="P6"><text:span text:style-name="T3">Eventual additional box</text:span></text:p>
          </draw:text-box>
        </draw:frame>
        <draw:frame draw:style-name="gr5" draw:text-style-name="P9" draw:layer="layout" svg:width="4.763cm" svg:height="1.673cm" svg:x="5.85cm" svg:y="6.507cm">
          <draw:text-box>
            <text:p text:style-name="P8"><text:span text:style-name="T4">Ours + QR code</text:span></text:p>
          </draw:text-box>
        </draw:frame>
        <draw:frame draw:style-name="gr5" draw:text-style-name="P9" draw:layer="layout" svg:width="4.763cm" svg:height="1.673cm" svg:x="13.382cm" svg:y="6.312cm">
          <draw:text-box>
            <text:p text:style-name="P8"><text:span text:style-name="T4">Couverture</text:span></text:p>
          </draw:text-box>
        </draw:frame>
        <draw:frame draw:style-name="gr5" draw:text-style-name="P9" draw:layer="layout" svg:width="4.763cm" svg:height="1.673cm" svg:x="3.539cm" svg:y="19.964cm">
          <draw:text-box>
            <text:p text:style-name="P8"><text:span text:style-name="T4">Text – part. 3</text:span></text:p>
          </draw:text-box>
        </draw:frame>
        <draw:frame draw:style-name="gr5" draw:text-style-name="P9" draw:layer="layout" svg:width="4.763cm" svg:height="1.673cm" svg:x="13.065cm" svg:y="19.964cm">
          <draw:text-box>
            <text:p text:style-name="P8"><text:span text:style-name="T4">Text – part. 4</text:span></text:p>
          </draw:text-box>
        </draw:frame>
      </draw:page>
      <draw:page draw:name="page2" draw:style-name="dp1" draw:master-page-name="Default">
        <draw:frame draw:style-name="gr1" draw:layer="layout" svg:width="20.319cm" svg:height="26.349cm" svg:x="0.782cm" svg:y="0.8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ce1">
              <table:table-cell>
                <text:p text:style-name="P1"><text:span text:style-name="T1">S5</text:span></text:p>
              </table:table-cell>
              <table:table-cell>
                <text:p text:style-name="P1"><text:span text:style-name="T1">S6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2" draw:text-style-name="P3" draw:layer="layout" svg:x1="0.001cm" svg:y1="8.937cm" svg:x2="0.814cm" svg:y2="8.937cm">
          <text:p/>
        </draw:line>
        <draw:frame draw:style-name="gr5" draw:text-style-name="P9" draw:layer="layout" svg:width="4.763cm" svg:height="1.673cm" svg:x="3.84cm" svg:y="12.112cm">
          <draw:text-box>
            <text:p text:style-name="P8"><text:span text:style-name="T4">Text – part. 1</text:span></text:p>
          </draw:text-box>
        </draw:frame>
        <draw:frame draw:style-name="gr5" draw:text-style-name="P9" draw:layer="layout" svg:width="4.763cm" svg:height="1.673cm" svg:x="14.017cm" svg:y="12.112cm">
          <draw:text-box>
            <text:p text:style-name="P8"><text:span text:style-name="T4">Text – part.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9-01T15:39:37.119509800</meta:creation-date>
    <dc:date>2025-09-05T16:39:12.856668200</dc:date>
    <meta:editing-duration>PT20M56S</meta:editing-duration>
    <meta:editing-cycles>3</meta:editing-cycles>
    <meta:generator>LibreOffice/25.2.5.2$Windows_X86_64 LibreOffice_project/03d19516eb2e1dd5d4ccd751a0d6f35f35e08022</meta:generator>
    <meta:print-date>2025-09-05T16:40:33.706950800</meta:print-date>
    <meta:printed-by>PDF files</meta:printed-by>
    <meta:document-statistic meta:object-count="14"/>
  </office:meta>
</office:document-meta>
</file>